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lr-tb"/>
    </style:style>
    <style:style style:name="Table1.A" style:family="table-column">
      <style:table-column-properties style:column-width="0.7708in"/>
    </style:style>
    <style:style style:name="Table1.B" style:family="table-column">
      <style:table-column-properties style:column-width="1.3951in"/>
    </style:style>
    <style:style style:name="Table1.C" style:family="table-column">
      <style:table-column-properties style:column-width="1.4451in"/>
    </style:style>
    <style:style style:name="Table1.D" style:family="table-column">
      <style:table-column-properties style:column-width="1.4444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P1" style:family="paragraph" style:parent-style-name="normal">
      <style:text-properties style:font-name="Google Sans" style:font-name-asian="Google Sans1" style:font-name-complex="Google Sans1"/>
    </style:style>
    <style:style style:name="P2" style:family="paragraph" style:parent-style-name="normal">
      <style:paragraph-properties fo:margin-left="0in" fo:margin-right="0in" fo:text-indent="0in" style:auto-text-indent="false"/>
      <style:text-properties style:font-name="Google Sans" style:font-name-asian="Google Sans1" style:font-name-complex="Google Sans1"/>
    </style:style>
    <style:style style:name="P3" style:family="paragraph" style:parent-style-name="normal" style:master-page-name="Standard">
      <style:paragraph-properties style:page-number="1"/>
      <style:text-properties style:font-name="Google Sans" style:font-name-asian="Google Sans1" style:font-name-complex="Google Sans1"/>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5" style:family="paragraph" style:parent-style-name="normal">
      <style:paragraph-properties fo:line-height="100%" fo:orphans="0" fo:widows="0"/>
    </style:style>
    <style:style style:name="P6" style:family="paragraph" style:parent-style-name="normal">
      <style:paragraph-properties fo:orphans="0" fo:widows="0"/>
    </style:style>
    <style:style style:name="T1" style:family="text">
      <style:text-properties style:font-name="Google Sans" fo:font-weight="bold" style:font-name-asian="Google Sans1" style:font-weight-asian="bold" style:font-name-complex="Google Sans1"/>
    </style:style>
    <style:style style:name="T2" style:family="text">
      <style:text-properties style:font-name="Google Sans" style:font-name-asian="Google Sans1" style:font-name-complex="Google Sans1"/>
    </style:style>
    <style:style style:name="T3" style:family="text">
      <style:text-properties fo:color="#000000" loext:opacity="100%" style:font-name="Google Sans" fo:font-weight="bold" style:font-name-asian="Google Sans1" style:font-weight-asian="bold" style:font-name-complex="Google San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office:value-type="string">
            <text:p text:style-name="P4"><text:span text:style-name="T1">Ticket ID</text:span></text:p>
          </table:table-cell>
          <table:table-cell table:style-name="Table1.A1" office:value-type="string">
            <text:p text:style-name="P4"><text:span text:style-name="T1">Alert Message</text:span></text:p>
          </table:table-cell>
          <table:table-cell table:style-name="Table1.A1" office:value-type="string">
            <text:p text:style-name="P4"><text:span text:style-name="T1">Severity</text:span></text:p>
          </table:table-cell>
          <table:table-cell table:style-name="Table1.A1" office:value-type="string">
            <text:p text:style-name="P4"><text:span text:style-name="T1">Details</text:span></text:p>
          </table:table-cell>
          <table:table-cell table:style-name="Table1.A1" office:value-type="string">
            <text:p text:style-name="P5"><text:span text:style-name="T1">Ticket status</text:span></text:p>
          </table:table-cell>
        </table:table-row>
        <table:table-row table:style-name="Table1.1">
          <table:table-cell table:style-name="Table1.A1" office:value-type="string">
            <text:p text:style-name="P4"><text:span text:style-name="T2">A-2703</text:span></text:p>
          </table:table-cell>
          <table:table-cell table:style-name="Table1.A1" office:value-type="string">
            <text:p text:style-name="P4"><text:span text:style-name="T2">SERVER-MAIL Phishing attempt possible download of malware</text:span></text:p>
          </table:table-cell>
          <table:table-cell table:style-name="Table1.A1" office:value-type="string">
            <text:p text:style-name="P4"><text:span text:style-name="T2">Medium</text:span></text:p>
          </table:table-cell>
          <table:table-cell table:style-name="Table1.A1" office:value-type="string">
            <text:p text:style-name="P4"><text:span text:style-name="T2">The user may have opened a malicious email and opened attachments or clicked links.</text:span></text:p>
          </table:table-cell>
          <table:table-cell table:style-name="Table1.A1" office:value-type="string">
            <text:p text:style-name="P5"><text:drop-down text:name=""><text:label text:value="Investigating"/><text:label text:current-selected="true" text:value="Escalated"/><text:label text:value="Open"/><text:label text:value="Closed"/>Escalated</text:drop-down></text:p>
          </table:table-cell>
        </table:table-row>
      </table:table>
      <text:p text:style-name="P1"/>
      <text:p text:style-name="P2"/>
      <text:p text:style-name="P1"/>
      <table:table table:name="Table2" table:style-name="Table2">
        <table:table-column table:style-name="Table2.A"/>
        <table:table-row table:style-name="Table2.1">
          <table:table-cell table:style-name="Table2.A1" office:value-type="string">
            <text:p text:style-name="P5"><text:span text:style-name="T1">Ticket comments</text:span></text:p>
          </table:table-cell>
        </table:table-row>
        <table:table-row table:style-name="Table2.1">
          <table:table-cell table:style-name="Table2.A1" office:value-type="string">
            <text:p text:style-name="P6"><text:span text:style-name="T2">The alert detected that an employee downloaded and opened a malicious file from a phishing email. There is an inconsistency between the sender’s email address “76tguy6hh6tgftrt7tg.su’” the name used in the email body “Clyde West,” and the sender’s name, “Def Communications.” The email body and subject line contained grammatical errors. The email’s body also contained a password-protected attachment, “bfsvc.exe,” which was downloaded and opened on the affected machine. Having previously investigated the file hash, it is confirmed to be a known malicious file. Furthermore, the alert severity is reported as medium. With these findings, I chose to escalate this ticket to a level-two SOC analyst to take further action.</text:span></text:p>
          </table:table-cell>
        </table:table-row>
      </table:table>
      <text:p text:style-name="P1"/>
      <text:p text:style-name="Heading_20_3"><text:bookmark text:name="_dz1xpmgvnhso"/><text:span text:style-name="T3">Additional information</text:span></text:p>
      <text:p text:style-name="normal"><text:span text:style-name="T1">Known malicious file hash</text:span><text:span text:style-name="T2">: 54e6ea47eb04634d3e87fd7787e2136ccfbcc80ade34f246a12cf93bab527f6b</text:span></text:p>
      <text:p text:style-name="P1"/>
      <text:p text:style-name="normal"><text:span text:style-name="T1">Email</text:span><text:span text:style-name="T2">:<text:line-break/>From: Def Communications &lt;76tguyhh6tgftrt7tg.su&gt; <text:s/>&lt;114.114.114.114&gt;</text:span></text:p>
      <text:p text:style-name="normal"><text:span text:style-name="T2">Sent: Wednesday, July 20, 2022 09:30:14 AM</text:span></text:p>
      <text:p text:style-name="normal"><text:span text:style-name="T2">To: &lt;hr@inergy.com&gt; &lt;176.157.125.93&gt;<text:line-break/>Subject: Re: Infrastructure Egnieer role</text:span></text:p>
      <text:p text:style-name="P1"/>
      <text:p text:style-name="normal"><text:span text:style-name="T2">Dear HR at Ingergy,<text:line-break/><text:line-break/>I am writing for to express my interest in the engineer role posted from the website.<text:line-break/><text:line-break/></text:span><text:soft-page-break/><text:span text:style-name="T2">There is attached my resume and cover letter. For privacy, the file is password protected. Use the password paradise10789 to open. <text:line-break/><text:line-break/>Thank you,<text:line-break/><text:line-break/>Clyde West</text:span></text:p>
      <text:p text:style-name="normal"><text:span text:style-name="T2">Attachment: filename="bfsvc.ex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2" meta:image-count="0" meta:object-count="0" meta:page-count="2" meta:paragraph-count="19" meta:word-count="218" meta:character-count="1550" meta:non-whitespace-character-count="1345"/>
    <meta:generator>LibreOffice/7.3.7.2$Linux_X86_64 LibreOffice_project/30$Build-2</meta:generator>
  </office:meta>
</office:document-meta>
</file>